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 draw:shadow="visible" draw:shadow-offset-x="0.051cm" draw:shadow-offset-y="0.051cm"/>
    </style:style>
    <style:style style:name="gr2" style:family="graphic" style:parent-style-name="standard">
      <style:graphic-properties draw:fill="solid" draw:fill-color="#204a87" draw:textarea-horizontal-align="justify" draw:textarea-vertical-align="middle" draw:auto-grow-height="false" draw:shadow="visible" draw:shadow-offset-x="0.07cm" draw:shadow-offset-y="0.0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1.433cm" svg:height="0.969cm" draw:transform="rotate (0.742637596723447) translate (0.0343591013428547cm 1.11955107807191cm)" svg:viewBox="0 0 1434 970" svg:d="m0 1941c155 7 278 600 433 601 50-56 818-1016 955-820s-92 891 30 944">
          <text:p/>
        </draw:path>
        <draw:custom-shape draw:style-name="gr2" draw:text-style-name="P1" draw:layer="layout" svg:width="0.334cm" svg:height="0.335cm" svg:x="1.591cm" svg:y="0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4cm" svg:height="0.334cm" svg:x="0.041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4cm" svg:height="0.335cm" svg:x="0.791cm" svg:y="1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4cm" svg:height="0.335cm" svg:x="0.891cm" svg:y="0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1T20:41:14.66</meta:creation-date>
    <dc:date>2009-11-25T14:43:20.93</dc:date>
    <meta:editing-duration>PT13H37M18S</meta:editing-duration>
    <meta:editing-cycles>14</meta:editing-cycles>
    <meta:generator>OpenOffice.org/3.0$Win32 OpenOffice.org_project/300m15$Build-9379</meta:gener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